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textarea-horizontal-align="justify" draw:textarea-vertical-align="middle" draw:auto-grow-height="false" fo:min-height="0.55cm" fo:min-width="2.243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0.55cm" fo:min-width="2.243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cm" svg:stroke-color="#000000" draw:marker-start-width="0.275cm" draw:marker-end-width="0.275cm" draw:fill="solid" draw:fill-color="#009900" draw:textarea-horizontal-align="justify" draw:textarea-vertical-align="middle" draw:auto-grow-height="false" fo:min-height="0.55cm" fo:min-width="3.278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0.55cm" fo:min-width="3.278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93cm" svg:height="0.85cm" svg:x="3.6cm" svg:y="1cm">
          <text:p text:style-name="P1"><text:span text:style-name="T1">Slave i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93cm" svg:height="0.85cm" svg:x="3.6cm" svg:y="1.85cm">
          <text:p text:style-name="P1"><text:span text:style-name="T1">2 byt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93cm" svg:height="0.85cm" svg:x="6.385cm" svg:y="1cm">
          <text:p text:style-name="P1"><text:span text:style-name="T1">Payload lengt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93cm" svg:height="0.85cm" svg:x="6.385cm" svg:y="1.85cm">
          <text:p text:style-name="P1"><text:span text:style-name="T1">2 byt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28cm" svg:height="0.85cm" svg:x="9.178cm" svg:y="1cm">
          <text:p text:style-name="P1"><text:span text:style-name="T1">Payloa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28cm" svg:height="0.85cm" svg:x="9.178cm" svg:y="1.85cm">
          <text:p text:style-name="P1"><text:span text:style-name="T1">1 .. 65535 byt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93cm" svg:height="0.85cm" svg:x="13.006cm" svg:y="1cm">
          <text:p text:style-name="P1"><text:span text:style-name="T1">CRC1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93cm" svg:height="0.85cm" svg:x="13.006cm" svg:y="1.85cm">
          <text:p text:style-name="P1"><text:span text:style-name="T1">2 byt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ément </meta:initial-creator>
    <meta:creation-date>2015-08-21T20:45:38.414692359</meta:creation-date>
    <dc:date>2015-08-21T22:52:03.892858049</dc:date>
    <dc:creator>Clément </dc:creator>
    <meta:editing-duration>PT5M6S</meta:editing-duration>
    <meta:editing-cycles>8</meta:editing-cycles>
    <meta:generator>LibreOffice/4.3.3.2$Linux_X86_64 LibreOffice_project/430m0$Build-2</meta:generator>
    <meta:document-statistic meta:object-count="8"/>
  </office:meta>
</office:document-meta>
</file>